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5625in" fo:margin-left="0in" table:align="left"/>
    </style:style>
    <style:style style:name="Table1.A" style:family="table-column">
      <style:table-column-properties style:column-width="0.7444in"/>
    </style:style>
    <style:style style:name="Table1.B" style:family="table-column">
      <style:table-column-properties style:column-width="0.9854in"/>
    </style:style>
    <style:style style:name="Table1.C" style:family="table-column">
      <style:table-column-properties style:column-width="0.8326in"/>
    </style:style>
    <style:style style:name="Table1.D" style:family="table-column">
      <style:table-column-properties style:column-width="8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9999ff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ff99cc" fo:padding="0.0382in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background-color="#ffcccc" fo:padding="0.0382in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8543"/>
    </style:style>
    <style:style style:name="P2" style:family="paragraph" style:parent-style-name="Standard">
      <style:text-properties fo:font-size="10pt" officeooo:rsid="001a8543" officeooo:paragraph-rsid="001ed3ba" style:font-size-asian="10pt" style:font-size-complex="10pt"/>
    </style:style>
    <style:style style:name="P3" style:family="paragraph" style:parent-style-name="Standard">
      <style:text-properties fo:font-size="10pt" officeooo:rsid="001a8543" officeooo:paragraph-rsid="0020e50a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rsid="001c833f" officeooo:paragraph-rsid="001c833f" style:font-size-asian="10pt" style:font-size-complex="10pt"/>
    </style:style>
    <style:style style:name="P6" style:family="paragraph" style:parent-style-name="Table_20_Contents">
      <style:text-properties fo:font-size="10pt" officeooo:rsid="001c833f" officeooo:paragraph-rsid="0020e50a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officeooo:rsid="00240b65" officeooo:paragraph-rsid="00240b65" style:font-size-asian="10pt" style:font-size-complex="10pt"/>
    </style:style>
    <style:style style:name="P9" style:family="paragraph" style:parent-style-name="Table_20_Contents">
      <style:text-properties fo:font-size="10pt" officeooo:rsid="002586ef" officeooo:paragraph-rsid="002586ef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fo:font-size="10pt" officeooo:rsid="002586ef" officeooo:paragraph-rsid="002586ef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officeooo:rsid="001c833f" officeooo:paragraph-rsid="001ed3b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paragraph-rsid="001ed3b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c833f" officeooo:paragraph-rsid="001ed3ba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paragraph-rsid="0025d1af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size="12pt" officeooo:rsid="001c833f" officeooo:paragraph-rsid="001c833f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officeooo:rsid="001c833f" officeooo:paragraph-rsid="0025d1af" style:font-size-asian="12pt" style:font-size-complex="12pt"/>
    </style:style>
    <style:style style:name="P18" style:family="paragraph" style:parent-style-name="Table_20_Contents">
      <style:text-properties fo:font-size="12pt" officeooo:rsid="001d3a9a" officeooo:paragraph-rsid="001d3a9a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style:text-underline-style="none" officeooo:rsid="001c833f" officeooo:paragraph-rsid="001c833f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size="12pt" fo:font-weight="bold" officeooo:rsid="001c833f" officeooo:paragraph-rsid="001c833f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1c833f" officeooo:paragraph-rsid="001c833f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d3a9a"/>
    </style:style>
    <style:style style:name="T3" style:family="text">
      <style:text-properties officeooo:rsid="0020e50a"/>
    </style:style>
    <style:style style:name="T4" style:family="text">
      <style:text-properties officeooo:rsid="00225180"/>
    </style:style>
    <style:style style:name="T5" style:family="text">
      <style:text-properties officeooo:rsid="00240b65"/>
    </style:style>
    <style:style style:name="T6" style:family="text">
      <style:text-properties officeooo:rsid="002586ef"/>
    </style:style>
    <style:style style:name="T7" style:family="text">
      <style:text-properties officeooo:rsid="00285e36"/>
    </style:style>
    <style:style style:name="T8" style:family="text">
      <style:text-properties fo:font-size="8pt" officeooo:rsid="00285e36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와인 </text:p>
            <text:p text:style-name="P12">맛별 그룹 </text:p>
          </table:table-cell>
          <table:table-cell table:style-name="Table1.A1" office:value-type="string">
            <text:p text:style-name="P12">와인 맛별 </text:p>
            <text:p text:style-name="P12">등급(인원 수)</text:p>
          </table:table-cell>
          <table:table-cell table:style-name="Table1.A1" office:value-type="string">
            <text:p text:style-name="P13">가격</text:p>
            <text:p text:style-name="P11"><text:span text:style-name="T2">(원 단위)</text:span></text:p>
          </table:table-cell>
          <table:table-cell table:style-name="Table1.D1" office:value-type="string">
            <text:p text:style-name="P22">와인 선호 고객 특성 </text:p>
          </table:table-cell>
        </table:table-row>
        <table:table-row>
          <table:table-cell table:style-name="Table1.A2" table:number-rows-spanned="4" office:value-type="string">
            <text:p text:style-name="P20">1그룹</text:p>
            <text:p text:style-name="P15">남성</text:p>
            <text:p text:style-name="P15">선호 와인</text:p>
            <text:p text:style-name="P10">(남성들</text:p>
            <text:p text:style-name="P10">선호 잘</text:p>
            <text:p text:style-name="P10">바뀌지 </text:p>
            <text:p text:style-name="P10">않음)</text:p>
          </table:table-cell>
          <table:table-cell table:style-name="Table1.B2" office:value-type="string">
            <text:p text:style-name="P16">A <text:span text:style-name="T6">( 822명)</text:span></text:p>
          </table:table-cell>
          <table:table-cell table:style-name="Table1.C2" office:value-type="string">
            <text:p text:style-name="P18">3만 5천 </text:p>
          </table:table-cell>
          <table:table-cell table:style-name="Table1.D2" office:value-type="string">
            <text:p text:style-name="P2">남성, 50대, 회사원들(부장, 임원급) <text:s/>→ “구매력 있는 50대 남성 소비자의 비즈니스용 와인”</text:p>
          </table:table-cell>
        </table:table-row>
        <table:table-row>
          <table:covered-table-cell/>
          <table:table-cell table:style-name="Table1.B7" office:value-type="string">
            <text:p text:style-name="P16">F <text:span text:style-name="T6">( 921명)</text:span></text:p>
          </table:table-cell>
          <table:table-cell table:style-name="Table1.C3" office:value-type="string">
            <text:p text:style-name="P18">2만 </text:p>
          </table:table-cell>
          <table:table-cell table:style-name="Table1.D3" office:value-type="string">
            <text:p text:style-name="P2"><text:span text:style-name="T1">1) 남성, 40대, 기혼이면 다 산다(전체 619명 中 165명) → 여성, 40대, 선호가 높음 ( 전체 302 中 165명)</text:span></text:p>
            <text:p text:style-name="P3"><text:span text:style-name="T1">→ “중년의 부부가 함께 마시기 좋은 와인”</text:span></text:p>
            <text:p text:style-name="P3"><text:span text:style-name="T1">*추측 : 40대 남성들이 본인이 선호하는 맛과 부인이 선호하는 맛의 중간 지점을 1그룹에서 타협한 것으로 예상</text:span></text:p>
            <text:p text:style-name="P2"><text:span text:style-name="T1"/></text:p>
            <text:p text:style-name="P2"><text:span text:style-name="T1">2) 남성, 30대, 회사원 <text:s/>공무원 학생 자영업/ 프리랜서, 산다</text:span></text:p>
            <text:p text:style-name="P2"><text:span text:style-name="T1">→ “평범한 30대 남성들이 대중적으로 즐기기 좋은 <text:s/>와인” </text:span></text:p>
          </table:table-cell>
        </table:table-row>
        <table:table-row>
          <table:covered-table-cell/>
          <table:table-cell table:style-name="Table1.B4" office:value-type="string">
            <text:p text:style-name="P16">H<text:span text:style-name="T6">(1125명)</text:span></text:p>
          </table:table-cell>
          <table:table-cell table:style-name="Table1.C4" office:value-type="string">
            <text:p text:style-name="P18">1만 </text:p>
          </table:table-cell>
          <table:table-cell table:style-name="Table1.D4" office:value-type="string">
            <text:p text:style-name="P4"><text:span text:style-name="T3">1) </text:span>남성, <text:span text:style-name="T3">20대, 직업/ 결혼 여부 무관</text:span></text:p>
            <text:p text:style-name="P4"><text:span text:style-name="T3">2) </text:span>여성, 자영업/프리랜서 구매 </text:p>
            <text:p text:style-name="P4"/>
            <text:p text:style-name="P4"><text:span text:style-name="T3">“와인계의 소주같은 느낌, 가성비 좋은 고알콜 드라이, 풀바디 와인”</text:span></text:p>
          </table:table-cell>
        </table:table-row>
        <table:table-row>
          <table:covered-table-cell/>
          <table:table-cell table:style-name="Table1.B7" office:value-type="string">
            <text:p text:style-name="P16">G<text:span text:style-name="T6">(1027명)</text:span></text:p>
          </table:table-cell>
          <table:table-cell table:style-name="Table1.C5" office:value-type="string">
            <text:p text:style-name="P18">3만 </text:p>
          </table:table-cell>
          <table:table-cell table:style-name="Table1.D5" office:value-type="string">
            <text:p text:style-name="P5">1) 여성, 자영업/ 프리랜서 구매</text:p>
            <text:p text:style-name="P5">2) 남성, 50대, 회사원 </text:p>
            <text:p text:style-name="P6">3) 남성, <text:span text:style-name="T7">20 30 40 </text:span><text:span text:style-name="T8">60대</text:span><text:span text:style-name="T7"> </text:span>, 전문직과 학생이 구매 </text:p>
            <text:p text:style-name="P6">4) 기혼이며 전문직을 제외한 사람들이 구매</text:p>
            <text:p text:style-name="P6"/>
            <text:p text:style-name="P6">→ 구매 <text:s/>고객 특성이 다양 / 얘는 집중 공략 안하는 것이 좋을듯, 추천-구매 적중률이 낮을 수 있음 </text:p>
          </table:table-cell>
        </table:table-row>
        <table:table-row>
          <table:table-cell table:style-name="Table1.A6" table:number-rows-spanned="2" office:value-type="string">
            <text:p text:style-name="P21">2그룹</text:p>
            <text:p text:style-name="P10">(20대 남성</text:p>
            <text:p text:style-name="P10">여성 선호)</text:p>
          </table:table-cell>
          <table:table-cell table:style-name="Table1.B6" office:value-type="string">
            <text:p text:style-name="P16">B<text:span text:style-name="T6">(1465명)</text:span></text:p>
          </table:table-cell>
          <table:table-cell table:style-name="Table1.C6" office:value-type="string">
            <text:p text:style-name="P18">1만 </text:p>
          </table:table-cell>
          <table:table-cell table:style-name="Table1.D6" office:value-type="string">
            <text:p text:style-name="P4">남녀 무관, 20대 선호 → “ 가성비 좋은 저알콜, 스위트, 미디엄 바디 와인”</text:p>
          </table:table-cell>
        </table:table-row>
        <table:table-row>
          <table:covered-table-cell/>
          <table:table-cell table:style-name="Table1.B7" office:value-type="string">
            <text:p text:style-name="P16">C<text:span text:style-name="T6">(1161명)</text:span></text:p>
          </table:table-cell>
          <table:table-cell table:style-name="Table1.C7" office:value-type="string">
            <text:p text:style-name="P18">1만 5천 </text:p>
          </table:table-cell>
          <table:table-cell table:style-name="Table1.D7" office:value-type="string">
            <text:p text:style-name="P4">여성 40,50대 전문직 선호</text:p>
            <text:p text:style-name="P4">*남성 거의 구매 <text:span text:style-name="T4">X</text:span></text:p>
          </table:table-cell>
        </table:table-row>
        <table:table-row>
          <table:table-cell table:style-name="Table1.A8" table:number-rows-spanned="2" office:value-type="string">
            <text:p text:style-name="P21">3그룹 </text:p>
            <text:p text:style-name="P17">여성 </text:p>
            <text:p text:style-name="P17">선호 와인</text:p>
          </table:table-cell>
          <table:table-cell table:style-name="Table1.B8" office:value-type="string">
            <text:p text:style-name="P19">D<text:span text:style-name="T6">(1868명)</text:span></text:p>
          </table:table-cell>
          <table:table-cell table:style-name="Table1.C8" office:value-type="string">
            <text:p text:style-name="P18">2만 5천 </text:p>
          </table:table-cell>
          <table:table-cell table:style-name="Table1.D8" office:value-type="string">
            <text:p text:style-name="P8">여성, 50대, 공무원/ 회사원 선호 </text:p>
            <text:p text:style-name="P8">여성, 40 60대 선호</text:p>
            <text:p text:style-name="P8">→ “여성 선호 높은 달고, 고알콜, 스위트, 라이트 바디감의 와인 &amp; 음식과의 궁합 GOOD” </text:p>
          </table:table-cell>
        </table:table-row>
        <table:table-row>
          <table:covered-table-cell/>
          <table:table-cell table:style-name="Table1.B9" office:value-type="string">
            <text:p text:style-name="P16">E <text:span text:style-name="T6">(1611명)</text:span></text:p>
          </table:table-cell>
          <table:table-cell table:style-name="Table1.C9" office:value-type="string">
            <text:p text:style-name="P18">1만 5천 </text:p>
          </table:table-cell>
          <table:table-cell table:style-name="Table1.D9" office:value-type="string">
            <text:p text:style-name="P9">여성, 50대, 회사원</text:p>
            <text:p text:style-name="P9">남성, 2<text:span text:style-name="T7">0 40 50 </text:span><text:span text:style-name="T8">60대</text:span><text:span text:style-name="T7"> </text:span>, 무조건 구매</text:p>
            <text:p text:style-name="P9">→ “달고, 고알콜, 향풍부, 세미스위트, 라이트 바디 와인 &amp; 음식과의 궁합 <text:s/><text:span text:style-name="T5">GOOD</text:span></text:p>
          </table:table-cell>
        </table:table-row>
      </table:table>
      <text:p text:style-name="P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45:45.514403377</meta:creation-date>
    <dc:date>2019-05-23T17:56:46.602486780</dc:date>
    <meta:editing-duration>PT50M24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2" meta:paragraph-count="59" meta:word-count="652" meta:character-count="961" meta:non-whitespace-character-count="736"/>
  </office:meta>
</office:document-meta>
</file>